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Ilość</text:p>
          </table:table-cell>
          <table:table-cell office:value-type="string" calcext:value-type="string">
            <text:p>5 dni rob.</text:p>
          </table:table-cell>
          <table:table-cell office:value-type="string" calcext:value-type="string">
            <text:p>7 dni rob.</text:p>
          </table:table-cell>
          <table:table-cell office:value-type="string" calcext:value-type="string">
            <text:p>10 dni rob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0 zł netto / szt.</text:p>
            <text:p>221 zł suma brutto</text:p>
          </table:table-cell>
          <table:table-cell office:value-type="string" calcext:value-type="string">
            <text:p>64 zł netto / szt.</text:p>
            <text:p>158 zł suma brutto</text:p>
          </table:table-cell>
          <table:table-cell office:value-type="string" calcext:value-type="string">
            <text:p>58 zł netto / szt.</text:p>
            <text:p>142 zł suma brutt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82 zł netto / szt.</text:p>
            <text:p>504 zł suma brutto</text:p>
          </table:table-cell>
          <table:table-cell office:value-type="string" calcext:value-type="string">
            <text:p>59 zł netto / szt.</text:p>
            <text:p>360 zł suma brutto</text:p>
          </table:table-cell>
          <table:table-cell office:value-type="string" calcext:value-type="string">
            <text:p>53 zł netto / szt.</text:p>
            <text:p>324 zł suma brutto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75 zł netto / szt.</text:p>
            <text:p>926 zł suma brutto</text:p>
          </table:table-cell>
          <table:table-cell office:value-type="string" calcext:value-type="string">
            <text:p>54 zł netto / szt.</text:p>
            <text:p>662 zł suma brutto</text:p>
          </table:table-cell>
          <table:table-cell office:value-type="string" calcext:value-type="string">
            <text:p>48 zł netto / szt.</text:p>
            <text:p>595 zł suma brut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0:09:05.830212544</meta:creation-date>
    <dc:date>2025-11-12T10:44:03.099369067</dc:date>
    <meta:editing-duration>PT13M26S</meta:editing-duration>
    <meta:editing-cycles>3</meta:editing-cycles>
    <meta:generator>LibreOffice/24.2.7.2$Linux_X86_64 LibreOffice_project/420$Build-2</meta:generator>
    <meta:document-statistic meta:table-count="1" meta:cell-count="16" meta:object-count="0"/>
  </office:meta>
</office:document-meta>
</file>